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5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text-properties style:font-name="Arial1" fo:font-size="9pt" style:font-size-asian="9pt" style:font-size-complex="9pt"/>
    </style:style>
    <style:style style:name="P8" style:family="paragraph" style:parent-style-name="UrbanBody">
      <style:text-properties style:font-name="Arial1" fo:font-size="9pt" officeooo:paragraph-rsid="001cb67e" style:font-size-asian="9pt" style:font-size-complex="9pt"/>
    </style:style>
    <style:style style:name="P9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officeooo:rsid="001e73ef" officeooo:paragraph-rsid="001e73ef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officeooo:paragraph-rsid="001ff006" style:font-size-asian="11pt" style:font-size-complex="11pt"/>
    </style:style>
    <style:style style:name="P16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Arial1" fo:font-size="14pt" officeooo:paragraph-rsid="001cb67e" style:font-size-asian="14pt" style:font-size-complex="14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e73ef" officeooo:paragraph-rsid="001ff006" style:font-size-asian="11pt" style:font-name-complex="Arial1" style:font-size-complex="11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1ff006" style:font-size-asian="11pt" style:font-name-complex="Arial1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ff006" style:font-size-asian="10pt" style:font-size-complex="10pt"/>
    </style:style>
    <style:style style:name="P20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1ff006" style:font-size-asian="11pt" style:font-size-complex="11pt"/>
    </style:style>
    <style:style style:name="P21" style:family="paragraph" style:parent-style-name="UrbanTitle">
      <style:paragraph-properties fo:text-align="center" style:justify-single-word="false"/>
      <style:text-properties style:font-name="Arial1" fo:font-size="14pt" officeooo:paragraph-rsid="001ff006" style:font-size-asian="14pt" style:font-size-complex="14pt"/>
    </style:style>
    <style:style style:name="P22" style:family="paragraph" style:parent-style-name="UrbanTitle">
      <style:paragraph-properties fo:text-align="center" style:justify-single-word="false"/>
      <style:text-properties style:font-name="Arial1" fo:font-size="14pt" style:text-underline-style="none" officeooo:paragraph-rsid="001ff006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officeooo:rsid="001b57ea"/>
    </style:style>
    <style:style style:name="T7" style:family="text">
      <style:text-properties style:font-name="Calibri1"/>
    </style:style>
    <style:style style:name="T8" style:family="text">
      <style:text-properties officeooo:rsid="001cb67e"/>
    </style:style>
    <style:style style:name="T9" style:family="text">
      <style:text-properties style:font-name="Arial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style:font-name="arial"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0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7">Géomètre</text:p>
            <text:p text:style-name="P18"><text:text-input text:description="Demandeurs">self.getGeometricians()[0].getStreet()</text:text-input><text:s/>n°<text:text-input text:description="Demandeurs">self.getGeometricians()[0].getNumber()</text:text-input></text:p>
            <text:p text:style-name="P18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21"/>
      <text:p text:style-name="P22"><text:span text:style-name="T6">Dossier irrecevable</text:span> pour une demande de permis d'urbani<text:span text:style-name="T8">sation</text:span></text:p>
      <text:p text:style-name="P3"/>
      <text:p text:style-name="P8">Agent traitant : <text:span text:style-name="Police_20_par_20_défaut"><text:span text:style-name="T9"><text:text-input text:description="">self.getFoldermanagers()[0].getName1()</text:text-input></text:span></text:span><text:span text:style-name="Police_20_par_20_défaut"><text:span text:style-name="T9"><text:s/></text:span></text:span><text:span text:style-name="Police_20_par_20_défaut"><text:span text:style-name="T9"><text:text-input text:description="">self.getFoldermanagers()[0].getName2()</text:text-input></text:span></text:span></text:p>
      <text:p text:style-name="P7"><office:annotation><dc:creator>Gauthier Bastien</dc:creator><dc:date>2011-01-13T14:56:41</dc:date><text:p text:style-name="P23"><text:span text:style-name="T15">do text</text:span></text:p><text:p text:style-name="P23"><text:span text:style-name="T15">from document(at=reference, format='odt')</text:span></text:p></office:annotation>Import depuis reference.odt</text:p>
      <text:p text:style-name="P3"/>
      <text:p text:style-name="P3"><office:annotation><dc:creator>Gauthier Bastien</dc:creator><dc:date>2011-02-21T09:23:46</dc:date><text:p text:style-name="P23"><text:span text:style-name="T16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23"><text:span text:style-name="T16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23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23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3"><office:annotation><dc:creator>Gauthier Bastien</dc:creator><dc:date>2011-02-21T09:23:46</dc:date><text:p text:style-name="P23"><text:span text:style-name="T16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23"><text:span text:style-name="T16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13">Annexe : <text:span text:style-name="T6">courrier d'irrecevabilité suivant l'article D.IV.33. 2° du C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42:24.452551180</dc:date>
    <dc:language>fr-FR</dc:language>
    <meta:editing-cycles>124</meta:editing-cycles>
    <meta:editing-duration>P1DT10H41M8S</meta:editing-duration>
    <meta:document-statistic meta:table-count="1" meta:image-count="0" meta:object-count="0" meta:page-count="1" meta:paragraph-count="20" meta:word-count="145" meta:character-count="1299" meta:non-whitespace-character-count="1212"/>
    <meta:user-defined meta:name="Info 1"/>
    <meta:user-defined meta:name="Info 2"/>
    <meta:user-defined meta:name="Info 3"/>
    <meta:user-defined meta:name="Info 4"/>
  </office:meta>
</office:document-meta>
</file>